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Sat, 14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s about phase values in filters.</text:p>
          </table:table-cell>
        </table:table-row>
        <table:table-row>
          <table:table-cell table:style-name="RevisionHistory.A2" office:value-type="string">
            <text:p text:style-name="Table_20_Contents">Thu, 17 Aug 2023</text:p>
          </table:table-cell>
          <table:table-cell table:style-name="RevisionHistory.A2" office:value-type="string">
            <text:p text:style-name="Table_20_Contents">David Benn</text:p>
          </table:table-cell>
          <table:table-cell table:style-name="RevisionHistory.C2" office:value-type="string">
            <text:p text:style-name="Table_20_Contents">Added documentation for series inversion checkbox in plot control dialog, chart properties tab in Preference, RMS, AIC, BIC, WWZ time steps calculation. Updated revision number for 2.23.0 releas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8</meta:editing-cycles>
    <dc:date>2023-08-17T07:59:07</dc:date>
    <meta:editing-duration>P1DT19H50M20S</meta:editing-duration>
    <meta:document-statistic meta:table-count="1" meta:image-count="0" meta:object-count="0" meta:page-count="3" meta:paragraph-count="81" meta:word-count="462" meta:character-count="2921"/>
  </office:meta>
</office:document-meta>
</file>